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6pt" fo:language="en" fo:country="ZA" fo:font-weight="bold" style:font-name-asian="Century Gothic" style:font-size-asian="14pt" style:font-weight-asian="bold" style:font-name-complex="Century Gothic" style:font-size-complex="16pt" style:font-weight-complex="bold"/>
    </style:style>
    <style:style style:name="P12" style:family="paragraph" style:parent-style-name="Standard">
      <style:text-properties style:font-name="Myriad Pro" fo:font-size="12pt" fo:language="en" fo:country="ZA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/></text:p>
      <text:p text:style-name="P7"/>
      <text:p text:style-name="P7"/>
      <text:p text:style-name="P8"/>
      <text:p text:style-name="P8"/>
      <text:p text:style-name="P8"><text:date style:data-style-name="N76" text:date-value="2014-03-10T09:21:21.99">March 10, 2014</text:date></text:p>
      <text:p text:style-name="P7"/>
      <text:p text:style-name="P11">Your Orders Summary</text:p>
      <text:p text:style-name="P11"/>
      <text:p text:style-name="P12">This is a report of the status of all your orders</text:p>
      <text:p text:style-name="P12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Status</text:p>
            </table:table-cell>
            <table:table-cell table:style-name="Table1.B1" office:value-type="string">
              <text:p text:style-name="Table_20_Heading">Count</text:p>
            </table:table-cell>
          </table:table-row>
        </table:table-header-rows>
        <table:table-row>
          <table:table-cell table:style-name="Table1.A2" office:value-type="string">
            <text:p text:style-name="Table_20_Contents">{% xmlfor record in myOrderStatus %}{{ record.name }}</text:p>
          </table:table-cell>
          <table:table-cell table:style-name="Table1.B2" office:value-type="string">
            <text:p text:style-name="Table_20_Contents">{{ record.num_orders }}{% endxmlfor %}</text:p>
          </table:table-cell>
        </table:table-row>
      </table:table>
      <text:p text:style-name="P12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072cm" svg:y="0.258cm" svg:width="7.807cm" svg:height="3.708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0T09:21:22</dc:date>
    <meta:print-date>2011-10-04T14:25:00</meta:print-date>
    <meta:editing-cycles>15</meta:editing-cycles>
    <meta:editing-duration>PT1H14M53S</meta:editing-duration>
    <meta:generator>OpenOffice/4.0.1$Unix OpenOffice.org_project/401m5$Build-9714</meta:generator>
    <dc:creator>George Irwin</dc:creator>
    <meta:document-statistic meta:table-count="1" meta:image-count="3" meta:object-count="0" meta:page-count="1" meta:paragraph-count="13" meta:word-count="49" meta:character-count="320"/>
  </office:meta>
</office:document-meta>
</file>